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AR" style:text-underline-style="solid" style:text-underline-width="auto" style:text-underline-color="font-color" officeooo:rsid="001e4c2d" officeooo:paragraph-rsid="001e4c2d" style:font-size-asian="10.5pt"/>
    </style:style>
    <style:style style:name="P2" style:family="paragraph" style:parent-style-name="Standard">
      <style:text-properties fo:language="es" fo:country="AR" officeooo:rsid="001e4c2d" officeooo:paragraph-rsid="001e4c2d" style:font-size-asian="10.5pt"/>
    </style:style>
    <style:style style:name="P3" style:family="paragraph" style:parent-style-name="Standard">
      <style:text-properties fo:language="es" fo:country="AR" officeooo:rsid="001e4c2d" officeooo:paragraph-rsid="001f84dc" style:font-size-asian="10.5pt"/>
    </style:style>
    <style:style style:name="P4" style:family="paragraph" style:parent-style-name="Standard">
      <style:text-properties fo:language="es" fo:country="AR" officeooo:rsid="001f84dc" officeooo:paragraph-rsid="001f84dc" style:font-size-asian="10.5pt"/>
    </style:style>
    <style:style style:name="P5" style:family="paragraph" style:parent-style-name="Standard">
      <style:text-properties fo:language="es" fo:country="AR" officeooo:rsid="0021f9af" officeooo:paragraph-rsid="0021f9af" style:font-size-asian="10.5pt"/>
    </style:style>
    <style:style style:name="P6" style:family="paragraph" style:parent-style-name="Standard">
      <style:text-properties fo:language="es" fo:country="AR" officeooo:rsid="00248329" officeooo:paragraph-rsid="00248329" style:font-size-asian="10.5pt"/>
    </style:style>
    <style:style style:name="P7" style:family="paragraph" style:parent-style-name="Standard">
      <style:text-properties fo:language="es" fo:country="AR" officeooo:rsid="0025f7cb" officeooo:paragraph-rsid="0025f7cb" style:font-size-asian="10.5pt"/>
    </style:style>
    <style:style style:name="P8" style:family="paragraph" style:parent-style-name="Standard">
      <style:text-properties fo:language="es" fo:country="AR" officeooo:rsid="002b3a13" officeooo:paragraph-rsid="002b3a13" style:font-size-asian="10.5pt"/>
    </style:style>
    <style:style style:name="P9" style:family="paragraph" style:parent-style-name="Standard">
      <style:text-properties fo:language="es" fo:country="AR" officeooo:rsid="00288f2a" officeooo:paragraph-rsid="00288f2a" style:font-size-asian="10.5pt"/>
    </style:style>
    <style:style style:name="P10" style:family="paragraph" style:parent-style-name="Standard">
      <style:text-properties fo:language="es" fo:country="AR" officeooo:rsid="0025f7cb" officeooo:paragraph-rsid="0025f7cb" style:font-size-asian="10.5pt"/>
    </style:style>
    <style:style style:name="P11" style:family="paragraph" style:parent-style-name="Standard">
      <style:text-properties fo:language="es" fo:country="AR" officeooo:rsid="002c4287" officeooo:paragraph-rsid="002c4287" style:font-size-asian="10.5pt"/>
    </style:style>
    <style:style style:name="P12" style:family="paragraph" style:parent-style-name="Standard">
      <style:text-properties fo:language="es" fo:country="AR" officeooo:rsid="002c4287" officeooo:paragraph-rsid="0038ba09" style:font-size-asian="10.5pt"/>
    </style:style>
    <style:style style:name="P13" style:family="paragraph" style:parent-style-name="Standard">
      <style:text-properties fo:language="es" fo:country="AR" officeooo:rsid="002e0d9a" officeooo:paragraph-rsid="002e0d9a" style:font-size-asian="10.5pt"/>
    </style:style>
    <style:style style:name="P14" style:family="paragraph" style:parent-style-name="Standard">
      <style:text-properties fo:language="es" fo:country="AR" officeooo:rsid="002b3a13" officeooo:paragraph-rsid="002b3a13" style:font-size-asian="10.5pt"/>
    </style:style>
    <style:style style:name="P15" style:family="paragraph" style:parent-style-name="Standard">
      <style:text-properties fo:language="es" fo:country="AR" officeooo:rsid="0030aa08" officeooo:paragraph-rsid="0030aa08" style:font-size-asian="10.5pt"/>
    </style:style>
    <style:style style:name="P16" style:family="paragraph" style:parent-style-name="Standard">
      <style:text-properties fo:language="es" fo:country="AR" officeooo:rsid="003349f9" officeooo:paragraph-rsid="003349f9" style:font-size-asian="10.5pt"/>
    </style:style>
    <style:style style:name="P17" style:family="paragraph" style:parent-style-name="Standard">
      <style:text-properties fo:language="es" fo:country="AR" officeooo:rsid="003349f9" officeooo:paragraph-rsid="00363320" style:font-size-asian="10.5pt"/>
    </style:style>
    <style:style style:name="P18" style:family="paragraph" style:parent-style-name="Standard">
      <style:text-properties fo:language="es" fo:country="AR" officeooo:rsid="0034cb9d" officeooo:paragraph-rsid="0034cb9d" style:font-size-asian="10.5pt"/>
    </style:style>
    <style:style style:name="P19" style:family="paragraph" style:parent-style-name="Standard">
      <style:text-properties fo:language="es" fo:country="AR" officeooo:rsid="0036476c" officeooo:paragraph-rsid="0036476c" style:font-size-asian="10.5pt"/>
    </style:style>
    <style:style style:name="P20" style:family="paragraph" style:parent-style-name="Standard">
      <style:text-properties fo:language="es" fo:country="AR" style:text-underline-style="solid" style:text-underline-width="auto" style:text-underline-color="font-color" officeooo:rsid="002c4287" officeooo:paragraph-rsid="002c4287" style:font-size-asian="10.5pt"/>
    </style:style>
    <style:style style:name="P21" style:family="paragraph" style:parent-style-name="Standard">
      <style:text-properties fo:language="es" fo:country="AR" style:text-underline-style="solid" style:text-underline-width="auto" style:text-underline-color="font-color" officeooo:rsid="00363320" officeooo:paragraph-rsid="00363320" style:font-size-asian="10.5pt"/>
    </style:style>
    <style:style style:name="P22" style:family="paragraph" style:parent-style-name="Standard">
      <style:text-properties fo:language="es" fo:country="AR" style:text-underline-style="solid" style:text-underline-width="auto" style:text-underline-color="font-color" officeooo:rsid="003ec2d2" officeooo:paragraph-rsid="003ec2d2" style:font-size-asian="10.5pt"/>
    </style:style>
    <style:style style:name="P23" style:family="paragraph" style:parent-style-name="Standard">
      <style:text-properties fo:language="es" fo:country="AR" style:text-underline-style="none" officeooo:rsid="0036476c" officeooo:paragraph-rsid="0036476c" style:font-size-asian="10.5pt"/>
    </style:style>
    <style:style style:name="P24" style:family="paragraph" style:parent-style-name="Standard">
      <style:text-properties fo:language="es" fo:country="AR" style:text-underline-style="none" officeooo:rsid="003731eb" officeooo:paragraph-rsid="003731eb" style:font-size-asian="10.5pt"/>
    </style:style>
    <style:style style:name="P25" style:family="paragraph" style:parent-style-name="Standard">
      <style:text-properties fo:language="es" fo:country="AR" style:text-underline-style="none" officeooo:rsid="003787ba" officeooo:paragraph-rsid="0038ba09" style:font-size-asian="10.5pt"/>
    </style:style>
    <style:style style:name="P26" style:family="paragraph" style:parent-style-name="Standard">
      <style:text-properties fo:language="es" fo:country="AR" style:text-underline-style="none" officeooo:rsid="0038ba09" officeooo:paragraph-rsid="0038ba09" style:font-size-asian="10.5pt"/>
    </style:style>
    <style:style style:name="P27" style:family="paragraph" style:parent-style-name="Standard">
      <style:text-properties fo:language="es" fo:country="AR" style:text-underline-style="none" officeooo:rsid="003c8f68" officeooo:paragraph-rsid="003c8f68" style:font-size-asian="10.5pt"/>
    </style:style>
    <style:style style:name="P28" style:family="paragraph" style:parent-style-name="Standard">
      <style:text-properties fo:language="es" fo:country="AR" style:text-underline-style="none" officeooo:rsid="003e6011" officeooo:paragraph-rsid="003e6011" style:font-size-asian="10.5pt"/>
    </style:style>
    <style:style style:name="P29" style:family="paragraph" style:parent-style-name="Standard">
      <style:text-properties fo:language="es" fo:country="AR" style:text-underline-style="none" officeooo:rsid="003eb759" officeooo:paragraph-rsid="003eb759" style:font-size-asian="10.5pt"/>
    </style:style>
    <style:style style:name="P30" style:family="paragraph" style:parent-style-name="Standard">
      <style:text-properties fo:language="es" fo:country="AR" style:text-underline-style="none" officeooo:rsid="003f62fb" officeooo:paragraph-rsid="003f62fb" style:font-size-asian="10.5pt"/>
    </style:style>
    <style:style style:name="P31" style:family="paragraph" style:parent-style-name="Standard">
      <style:text-properties fo:language="es" fo:country="AR" style:text-underline-style="none" officeooo:rsid="003f62fb" officeooo:paragraph-rsid="004b821d" style:font-size-asian="10.5pt"/>
    </style:style>
    <style:style style:name="P32" style:family="paragraph" style:parent-style-name="Standard">
      <style:text-properties fo:language="es" fo:country="AR" style:text-underline-style="none" officeooo:rsid="003f62fb" officeooo:paragraph-rsid="003ec2d2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4ce664" officeooo:paragraph-rsid="004ce664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size-asian="10.5pt"/>
    </style:style>
    <style:style style:name="P35" style:family="paragraph" style:parent-style-name="Table_20_Contents">
      <style:paragraph-properties fo:text-align="center" style:justify-single-word="false"/>
      <style:text-properties officeooo:rsid="004fe731" officeooo:paragraph-rsid="004fe731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officeooo:rsid="004fe731" officeooo:paragraph-rsid="004ff29b" style:font-size-asian="10.5pt"/>
    </style:style>
    <style:style style:name="T1" style:family="text">
      <style:text-properties officeooo:rsid="002d459c"/>
    </style:style>
    <style:style style:name="T2" style:family="text">
      <style:text-properties officeooo:rsid="002e0d9a"/>
    </style:style>
    <style:style style:name="T3" style:family="text">
      <style:text-properties officeooo:rsid="0030aa08"/>
    </style:style>
    <style:style style:name="T4" style:family="text">
      <style:text-properties officeooo:rsid="00317ca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363320"/>
    </style:style>
    <style:style style:name="T7" style:family="text">
      <style:text-properties officeooo:rsid="0038ba09"/>
    </style:style>
    <style:style style:name="T8" style:family="text">
      <style:text-properties officeooo:rsid="003db26c"/>
    </style:style>
    <style:style style:name="T9" style:family="text">
      <style:text-properties officeooo:rsid="003eb759"/>
    </style:style>
    <style:style style:name="T10" style:family="text">
      <style:text-properties officeooo:rsid="00476d0c"/>
    </style:style>
    <style:style style:name="T11" style:family="text">
      <style:text-properties officeooo:rsid="00488fbc"/>
    </style:style>
    <style:style style:name="T12" style:family="text">
      <style:text-properties officeooo:rsid="004e5a16"/>
    </style:style>
    <style:style style:name="T13" style:family="text">
      <style:text-properties officeooo:rsid="004ff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einformatica</text:p>
      <text:p text:style-name="P2"/>
      <text:p text:style-name="P2">Um cloud pass: 26marcela04monica</text:p>
      <text:p text:style-name="P2"/>
      <text:p text:style-name="P4">protocolo serie de reglas and shit</text:p>
      <text:p text:style-name="P2"/>
      <text:p text:style-name="P4">redes orientadas a circuitos es lo de antes</text:p>
      <text:p text:style-name="P4">encontrar manera de multiplexar las comunicaciones</text:p>
      <text:p text:style-name="P3"/>
      <text:p text:style-name="P5">windows terminal server (check) multiples sesiones</text:p>
      <text:p text:style-name="P5"/>
      <text:p text:style-name="P5">sesiones significa que se destruyen las capas anteriores pero la sesion se mantiene</text:p>
      <text:p text:style-name="P5"/>
      <text:p text:style-name="P6">docsis</text:p>
      <text:p text:style-name="P6"/>
      <text:p text:style-name="P6">adsl</text:p>
      <text:p text:style-name="P6"/>
      <text:p text:style-name="P7">(check) api, tls</text:p>
      <text:p text:style-name="P7"/>
      <text:p text:style-name="P8">datagrama – fragmentos</text:p>
      <text:p text:style-name="P8"/>
      <text:p text:style-name="P8">udp se dice mensajes</text:p>
      <text:p text:style-name="P8"/>
      <text:p text:style-name="P8">tcp se llaman conexiones(segmentos)</text:p>
      <text:p text:style-name="P9"/>
      <text:p text:style-name="P8">en la mac se llaman tramos</text:p>
      <text:p text:style-name="P8"/>
      <text:p text:style-name="P15">md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Capa de red Ipv4</text:p>
      <text:p text:style-name="P20"/>
      <text:p text:style-name="P11"><text:span text:style-name="T7">H</text:span>ay cuatro cosas que tiene que hacer ip:</text:p>
      <text:p text:style-name="P11"><text:tab/>-abstraccion logica</text:p>
      <text:p text:style-name="P11"><text:tab/>-direccionamiento (sub de la anterior)</text:p>
      <text:p text:style-name="P11"><text:tab/>-mejor esfuerzo <text:span text:style-name="T2">(no es confiable, lo manda y si sale mal, pecho)</text:span></text:p>
      <text:p text:style-name="P11"><text:tab/>-encaminamiento<text:span text:style-name="T3">(hop by hop - si es un problema de protocolo de ip)</text:span></text:p>
      <text:p text:style-name="P11"/>
      <text:p text:style-name="P11"><text:span text:style-name="T4">C</text:span>omo hago que todo lo de <text:span text:style-name="T1">arriba</text:span> de ip la capa de red, se vea todo igual.</text:p>
      <text:p text:style-name="P11">ejemplo:</text:p>
      <text:p text:style-name="P11"><text:tab/>para el reg civil todos tenemos un dni.</text:p>
      <text:p text:style-name="P11"/>
      <text:p text:style-name="P13">Orientamiento a coneccion: antes de intercambiar paquetes con los dos extremos necesito o no coneccion.</text:p>
      <text:p text:style-name="P13"/>
      <text:p text:style-name="P13"><text:tab/>si a coneccion: telefonos</text:p>
      <text:p text:style-name="P13"/>
      <text:p text:style-name="P13"><text:tab/>no a coneccion: ip no es orientado a coneccion, puedo entregrar DATAGRAMAS, unidades <text:tab/>que no tienen vinculo entre si, sin coneccion, con el mejor esfuerzo.</text:p>
      <text:p text:style-name="P13"/>
      <text:p text:style-name="P16"><text:span text:style-name="T5">Stateless</text:span>: recordar el estado de algo para tomar una decicion</text:p>
      <text:p text:style-name="P18"><text:span text:style-name="T6">s</text:span>IP es completamente Stateless, y para eso, los extremos son inteligentes y el core muy sencillo.</text:p>
      <text:p text:style-name="P18"/>
      <text:p text:style-name="P16"><text:tab/>ejemplo:</text:p>
      <text:p text:style-name="P16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6"/>
      <text:p text:style-name="P17"><text:tab/><text:tab/><text:span text:style-name="T6">Cuando entras en una pag con sesiones, statefull seria que</text:span></text:p>
      <text:p text:style-name="P17"><text:span text:style-name="T6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span></text:p>
      <text:p text:style-name="P17"/>
      <text:p text:style-name="P17"/>
      <text:p text:style-name="P19">UUIDs para base de datos que son clones en vez de usar auto-incremental para crear un sistema de base de datos distribuida, no centralizada.</text:p>
      <text:p text:style-name="P17"/>
      <text:p text:style-name="P23">unicast es 1 – 1 y el otro es broadcast 1 – todos sin poder decidir a quienes no.</text:p>
      <text:p text:style-name="P24">multicas<text:span text:style-name="T9">t</text:span> es 1 – grupo selecto, el cual decide participar si quiere escuchar.</text:p>
      <text:p text:style-name="P17"/>
      <text:p text:style-name="P21">Direccionamiento de IP</text:p>
      <text:p text:style-name="P21"/>
      <text:p text:style-name="P25">Direcciones ipv4 son unicas y globales, de 32 bits <text:span text:style-name="T7">(4 bytes)</text:span>, son jerarquicas.</text:p>
      <text:p text:style-name="P25"/>
      <text:p text:style-name="P26">Permite expresar quienes son miembros de una misma red, mas alla de que esten en el mismo medio fisico, o el mismo cable.</text:p>
      <text:p text:style-name="P12"/>
      <text:p text:style-name="P26">La mascara permite decir que parte es la que identifica la red y que parte es para identificar hosts de la red.</text:p>
      <text:p text:style-name="P23"/>
      <text:p text:style-name="P27">Cualquier direccion que empieze con 127. va a terminar pegando contra mi maquina</text:p>
      <text:p text:style-name="P27"/>
      <text:p text:style-name="P27"><text:soft-page-break/>ANYCAST: Direccion de IP que es igual en varios lugares de la red <text:span text:style-name="T8">(google, 8.8.8.8 ta en todos lados)</text:span></text:p>
      <text:p text:style-name="P27"/>
      <text:p text:style-name="P28">DHCP, servidor que se encarga de configuracion y num de ip de forma automatica.</text:p>
      <text:p text:style-name="P28"/>
      <text:p text:style-name="P29">Multicast: Ip prevee el prefijo 224.0.0.0/4 para esto, ejemplo: un solo paquete que le llegue a muchos a la vez, que hallan decidido recibir este paquete.</text:p>
      <text:p text:style-name="P29"><text:tab/>Necesito que el switch soporte el multicast O que tire la mac address a todas las maquinas y <text:tab/>ellas se encarguen de lidiar con eso.</text:p>
      <text:p text:style-name="P29"/>
      <text:p text:style-name="P29"/>
      <text:p text:style-name="P29"/>
      <text:p text:style-name="P22">Trabajo Practico:</text:p>
      <text:p text:style-name="P3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3">|||||||||||||||||||||||||||||||||||||</text:p>
          </table:table-cell>
          <table:table-cell table:style-name="Table1.A1" office:value-type="string">
            <text:p text:style-name="P33">Red</text:p>
          </table:table-cell>
          <table:table-cell table:style-name="Table1.A1" office:value-type="string">
            <text:p text:style-name="P33">Bcast</text:p>
          </table:table-cell>
          <table:table-cell table:style-name="Table1.A1" office:value-type="string">
            <text:p text:style-name="P33">Rango</text:p>
          </table:table-cell>
          <table:table-cell table:style-name="Table1.E1" office:value-type="string">
            <text:p text:style-name="P33">GW</text:p>
          </table:table-cell>
        </table:table-row>
        <table:table-row>
          <table:table-cell table:style-name="Table1.A2" office:value-type="string">
            <text:p text:style-name="P33">FE 25</text:p>
          </table:table-cell>
          <table:table-cell table:style-name="Table1.A2" office:value-type="string">
            <text:p text:style-name="P33">192.168.0.0/24</text:p>
          </table:table-cell>
          <table:table-cell table:style-name="Table1.A2" office:value-type="string">
            <text:p text:style-name="P33">192.168.0.225</text:p>
          </table:table-cell>
          <table:table-cell table:style-name="Table1.A2" office:value-type="string">
            <text:p text:style-name="P34">.<text:span text:style-name="T12">1 –&gt; <text:s/>.255 </text:span></text:p>
          </table:table-cell>
          <table:table-cell table:style-name="Table1.E2" office:value-type="string">
            <text:p text:style-name="P34">.<text:span text:style-name="T12">255</text:span></text:p>
          </table:table-cell>
        </table:table-row>
        <table:table-row>
          <table:table-cell table:style-name="Table1.A2" office:value-type="string">
            <text:p text:style-name="P33">FI 54</text:p>
          </table:table-cell>
          <table:table-cell table:style-name="Table1.A2" office:value-type="string">
            <text:p text:style-name="P35">192.168.<text:span text:style-name="T13">1</text:span>.<text:span text:style-name="T13">0</text:span>/24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3">FCS 15</text:p>
          </table:table-cell>
          <table:table-cell table:style-name="Table1.A2" office:value-type="string">
            <text:p text:style-name="P36">192.168.<text:span text:style-name="T13">2</text:span>.<text:span text:style-name="T13">0</text:span>/24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3">FFL 12</text:p>
          </table:table-cell>
          <table:table-cell table:style-name="Table1.A2" office:value-type="string">
            <text:p text:style-name="P36">192.168.<text:span text:style-name="T13">3</text:span>.<text:span text:style-name="T13">0</text:span>/24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</table:table>
      <text:p text:style-name="P31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24:55.514977760</meta:creation-date>
    <dc:date>2018-04-05T19:45:15.629843656</dc:date>
    <meta:editing-duration>PT3H25S</meta:editing-duration>
    <meta:editing-cycles>34</meta:editing-cycles>
    <meta:generator>LibreOffice/5.4.5.1$Linux_X86_64 LibreOffice_project/40m0$Build-1</meta:generator>
    <meta:document-statistic meta:table-count="1" meta:image-count="0" meta:object-count="0" meta:page-count="3" meta:paragraph-count="62" meta:word-count="531" meta:character-count="3124" meta:non-whitespace-character-count="2623"/>
  </office:meta>
</office:document-meta>
</file>